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fa6" officeooo:paragraph-rsid="00120fa6"/>
    </style:style>
    <style:style style:name="P2" style:family="paragraph" style:parent-style-name="Standard">
      <style:text-properties officeooo:rsid="00120fa6" officeooo:paragraph-rsid="0014a2fa"/>
    </style:style>
    <style:style style:name="P3" style:family="paragraph" style:parent-style-name="Standard">
      <style:text-properties officeooo:rsid="00120fa6" officeooo:paragraph-rsid="0014a3fa"/>
    </style:style>
    <style:style style:name="P4" style:family="paragraph" style:parent-style-name="Standard">
      <style:text-properties officeooo:rsid="00120fa6" officeooo:paragraph-rsid="0014f9eb"/>
    </style:style>
    <style:style style:name="P5" style:family="paragraph" style:parent-style-name="Standard">
      <style:text-properties officeooo:rsid="00120fa6" officeooo:paragraph-rsid="0015e750"/>
    </style:style>
    <style:style style:name="P6" style:family="paragraph" style:parent-style-name="Standard">
      <style:text-properties officeooo:rsid="00120fa6" officeooo:paragraph-rsid="00163ffa"/>
    </style:style>
    <style:style style:name="P7" style:family="paragraph" style:parent-style-name="Standard">
      <style:text-properties fo:color="#481d32" loext:opacity="100%" fo:font-size="10pt" fo:font-style="italic" fo:font-weight="bold" officeooo:rsid="00120fa6" officeooo:paragraph-rsid="0015e750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color="#481d32" loext:opacity="100%" fo:font-size="10pt" fo:font-style="italic" fo:font-weight="bold" officeooo:rsid="00120fa6" officeooo:paragraph-rsid="0014a2fa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color="#481d32" loext:opacity="100%" fo:font-size="10pt" fo:font-style="italic" fo:font-weight="bold" officeooo:rsid="00120fa6" officeooo:paragraph-rsid="00120fa6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fo:color="#481d32" loext:opacity="100%" fo:font-size="10pt" fo:font-style="italic" fo:font-weight="bold" officeooo:rsid="00120fa6" officeooo:paragraph-rsid="001bb63e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font-size="8pt" officeooo:rsid="0015e750" officeooo:paragraph-rsid="0015e750" style:font-size-asian="8pt" style:font-size-complex="8pt"/>
    </style:style>
    <style:style style:name="P12" style:family="paragraph" style:parent-style-name="Standard">
      <style:text-properties fo:font-size="10pt" officeooo:rsid="00120fa6" officeooo:paragraph-rsid="0015e750" style:font-size-asian="10pt" style:font-size-complex="10pt"/>
    </style:style>
    <style:style style:name="P13" style:family="paragraph" style:parent-style-name="Standard">
      <style:text-properties fo:font-size="10pt" officeooo:rsid="00120fa6" officeooo:paragraph-rsid="001a01f6" style:font-size-asian="10pt" style:font-size-complex="10pt"/>
    </style:style>
    <style:style style:name="P14" style:family="paragraph" style:parent-style-name="Standard">
      <style:text-properties fo:font-size="10pt" officeooo:rsid="00120fa6" officeooo:paragraph-rsid="001b263a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rsid="00120fa6" officeooo:paragraph-rsid="00120fa6"/>
    </style:style>
    <style:style style:name="T1" style:family="text">
      <style:text-properties officeooo:rsid="0014a2fa"/>
    </style:style>
    <style:style style:name="T2" style:family="text">
      <style:text-properties officeooo:rsid="0014a3fa"/>
    </style:style>
    <style:style style:name="T3" style:family="text">
      <style:text-properties officeooo:rsid="0014a2fa" fo:background-color="#ffff00" loext:char-shading-value="0"/>
    </style:style>
    <style:style style:name="T4" style:family="text">
      <style:text-properties officeooo:rsid="0014a3fa" fo:background-color="#ffff00" loext:char-shading-value="0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text-underline-style="solid" style:text-underline-width="auto" style:text-underline-color="font-color" officeooo:rsid="0014a2fa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officeooo:rsid="0015e750" style:font-size-asian="14pt" style:font-size-complex="14pt"/>
    </style:style>
    <style:style style:name="T8" style:family="text">
      <style:text-properties fo:color="#481d32" loext:opacity="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481d32" loext:opacity="100%" fo:font-style="italic" fo:font-weight="bold" officeooo:rsid="0014a2fa" style:font-style-asian="italic" style:font-weight-asian="bold" style:font-style-complex="italic" style:font-weight-complex="bold"/>
    </style:style>
    <style:style style:name="T10" style:family="text">
      <style:text-properties fo:color="#481d32" loext:opacity="100%" fo:font-style="italic" fo:font-weight="bold" officeooo:rsid="0014a3fa" style:font-style-asian="italic" style:font-weight-asian="bold" style:font-style-complex="italic" style:font-weight-complex="bold"/>
    </style:style>
    <style:style style:name="T11" style:family="text">
      <style:text-properties fo:color="#481d32" loext:opacity="100%" fo:font-style="italic" fo:font-weight="bold" officeooo:rsid="0015e750" style:font-style-asian="italic" style:font-weight-asian="bold" style:font-style-complex="italic" style:font-weight-complex="bold"/>
    </style:style>
    <style:style style:name="T12" style:family="text">
      <style:text-properties fo:color="#481d32" loext:opacity="100%" fo:font-style="italic" fo:font-weight="bold" officeooo:rsid="00163ffa" style:font-style-asian="italic" style:font-weight-asian="bold" style:font-style-complex="italic" style:font-weight-complex="bold"/>
    </style:style>
    <style:style style:name="T13" style:family="text">
      <style:text-properties fo:color="#481d32" loext:opacity="100%" fo:font-style="italic" fo:font-weight="bold" officeooo:rsid="001765e5" style:font-style-asian="italic" style:font-weight-asian="bold" style:font-style-complex="italic" style:font-weight-complex="bold"/>
    </style:style>
    <style:style style:name="T14" style:family="text">
      <style:text-properties fo:color="#481d32" loext:opacity="100%" fo:font-style="italic" fo:font-weight="bold" officeooo:rsid="001870cf" style:font-style-asian="italic" style:font-weight-asian="bold" style:font-style-complex="italic" style:font-weight-complex="bold"/>
    </style:style>
    <style:style style:name="T15" style:family="text">
      <style:text-properties fo:color="#481d32" loext:opacity="100%" fo:font-style="italic" fo:font-weight="bold" officeooo:rsid="001a01f6" style:font-style-asian="italic" style:font-weight-asian="bold" style:font-style-complex="italic" style:font-weight-complex="bold"/>
    </style:style>
    <style:style style:name="T16" style:family="text">
      <style:text-properties fo:color="#481d32" loext:opacity="100%" fo:font-style="italic" fo:font-weight="bold" officeooo:rsid="001b263a" style:font-style-asian="italic" style:font-weight-asian="bold" style:font-style-complex="italic" style:font-weight-complex="bold"/>
    </style:style>
    <style:style style:name="T17" style:family="text">
      <style:text-properties fo:color="#481d32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481d32" loext:opacity="100%" fo:font-size="10pt" fo:font-style="italic" fo:font-weight="bold" officeooo:rsid="0014a2fa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color="#481d32" loext:opacity="100%" fo:font-size="10pt" fo:font-style="italic" fo:font-weight="bold" officeooo:rsid="0014a3fa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officeooo:rsid="0015e750"/>
    </style:style>
    <style:style style:name="T21" style:family="text">
      <style:text-properties officeooo:rsid="001765e5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120fa6" style:font-size-asian="10pt" style:font-size-complex="10pt"/>
    </style:style>
    <style:style style:name="T24" style:family="text">
      <style:text-properties officeooo:rsid="001bb63e"/>
    </style:style>
    <style:style style:name="T25" style:family="text">
      <style:text-properties fo:font-size="8pt" officeooo:rsid="001bb63e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Project hierarchy</text:span><text:span text:style-name="T1"><text:line-break/><text:tab/>All Neverway projects will be located on the </text:span><text:span text:style-name="T3">network attached storage drive (NAS)</text:span><text:span text:style-name="T1"> under the <text:tab/>following hierarchy:<text:line-break/></text:span><text:span text:style-name="T9"><text:tab/></text:span><text:span text:style-name="T18">NAS/<text:line-break/><text:tab/><text:tab/>Neverway/</text:span></text:p>
      <text:p text:style-name="P9"><text:tab/><text:tab/><text:tab/><text:span text:style-name="T1">Files/</text:span></text:p>
      <text:p text:style-name="P9"><text:tab/><text:tab/><text:tab/><text:span text:style-name="T1">Games/</text:span></text:p>
      <text:p text:style-name="P9"><text:tab/><text:tab/><text:tab/><text:span text:style-name="T1">Other/</text:span></text:p>
      <text:p text:style-name="P15"><text:span text:style-name="T17"><text:tab/><text:tab/><text:tab/></text:span><text:span text:style-name="T18">Software/</text:span><text:span text:style-name="T1"><text:line-break/><text:line-break/><text:tab/>The core files this project will be stored in a folder with the following naming scheme:<text:line-break/></text:span><text:span text:style-name="T9"><text:tab/></text:span><text:span text:style-name="T18">ID-00# FullProjectName</text:span><text:span text:style-name="T1"><text:line-break/></text:span></text:p>
      <text:p text:style-name="P3"><text:tab/><text:span text:style-name="T2">The name of the project, weather it is created in Unity, Pycharm, HTML, etc. Will start with a <text:tab/>short </text:span><text:span text:style-name="T4">project type identifier (PTI)</text:span><text:span text:style-name="T2"> followed by a “-” and then the full project name, a full list of <text:tab/>PTI’s will be located under the developers corner on the Neverway website. For example:</text:span></text:p>
      <text:p text:style-name="P3"><text:span text:style-name="T10"><text:tab/></text:span><text:span text:style-name="T19">U2D-Divine Annihilation/</text:span><text:span text:style-name="T2"><text:line-break/></text:span></text:p>
      <text:p text:style-name="P2"><text:tab/><text:span text:style-name="T1">The Git repositories root will be located at the top of this folder. Inside this folder will be <text:tab/>another folder with the name “Project Files” that will contain any files that don’t belong in the <text:tab/>core project directory (to-do lists, concept art, steam/website image templates, unused assets)<text:line-break/><text:line-break/><text:tab/>So the project hierarchy would look like the following:<text:line-break/></text:span><text:span text:style-name="T9"><text:tab/></text:span><text:span text:style-name="T18">ID-002 DivineAnnihilation/</text:span></text:p>
      <text:p text:style-name="P8"><text:span text:style-name="T1"><text:tab/><text:tab/>Project Files/</text:span></text:p>
      <text:p text:style-name="P12"><text:span text:style-name="T9"><text:tab/><text:tab/>U2D-Divine Annihilation/<text:line-break/><text:tab/><text:tab/>.git/<text:line-break/><text:tab/><text:tab/>.gitignore</text:span></text:p>
      <text:p text:style-name="P12"><text:span text:style-name="T9"/></text:p>
      <text:p text:style-name="P5"><text:span text:style-name="T7">Scene Hierarchy</text:span><text:span text:style-name="T1"><text:line-break/><text:tab/></text:span><text:span text:style-name="T20">All Neverway Unity projects at the time of writing this will have the following format. <text:line-break/><text:tab/></text:span><text:span text:style-name="T21">Any occurrence of “</text:span><text:span text:style-name="T20">[]” represent that it’s a game object being used as a folder. </text:span><text:span text:style-name="T21">The Area folder <text:tab/>should be renamed to the specific area that group is being used for <text:tab/><text:tab/><text:tab/><text:tab/>(for example: </text:span><text:span text:style-name="T13">[Outside courtyard]/</text:span><text:span text:style-name="T21">)</text:span></text:p>
      <text:p text:style-name="P10"><text:span text:style-name="T1"><text:tab/></text:span><text:span text:style-name="T20">[System]/<text:tab/>&lt;</text:span><text:span text:style-name="T24">==</text:span><text:span text:style-name="T25">(Directional lights, post processing effects, scene settings, game managers, and non-world space canvas go here)</text:span></text:p>
      <text:p text:style-name="P7"><text:span text:style-name="T1"><text:tab/></text:span><text:span text:style-name="T20">[Level &amp; <text:s/>Assets]/</text:span></text:p>
      <text:p text:style-name="P7"><text:span text:style-name="T1"><text:tab/><text:tab/></text:span><text:span text:style-name="T20">[General Entities]/</text:span></text:p>
      <text:p text:style-name="P7"><text:span text:style-name="T1"><text:tab/><text:tab/></text:span><text:span text:style-name="T20">[Tiles]/</text:span></text:p>
      <text:p text:style-name="P12"><text:span text:style-name="T9"><text:tab/><text:tab/></text:span><text:span text:style-name="T14">[</text:span><text:span text:style-name="T11">Area</text:span><text:span text:style-name="T14">]</text:span><text:span text:style-name="T11">/</text:span></text:p>
      <text:p text:style-name="P12"><text:span text:style-name="T11"><text:tab/><text:tab/><text:tab/>[Collision]/</text:span></text:p>
      <text:p text:style-name="P14"><text:span text:style-name="T11"><text:tab/><text:tab/><text:tab/>[Triggers]/</text:span></text:p>
      <text:p text:style-name="P14"><text:span text:style-name="T12"><text:tab/><text:tab/><text:tab/></text:span><text:span text:style-name="T11">[</text:span><text:span text:style-name="T16">Lighting</text:span><text:span text:style-name="T11">]/</text:span></text:p>
      <text:p text:style-name="P12"><text:span text:style-name="T11"><text:tab/><text:tab/><text:tab/>[Structures]/</text:span></text:p>
      <text:p text:style-name="P12"><text:span text:style-name="T11"><text:tab/><text:tab/><text:tab/>[Entities]/</text:span></text:p>
      <text:p text:style-name="P13"><text:span text:style-name="T11"><text:tab/><text:tab/><text:tab/>[Objects &amp; Interactables]/</text:span></text:p>
      <text:p text:style-name="P13"><text:span text:style-name="T12"><text:tab/><text:tab/><text:tab/></text:span><text:span text:style-name="T11">[Decor &amp; Furniture]/</text:span></text:p>
      <text:p text:style-name="P13"><text:span text:style-name="T12"><text:tab/><text:tab/><text:tab/></text:span><text:span text:style-name="T11">[</text:span><text:span text:style-name="T15">Events</text:span><text:span text:style-name="T11">]/</text:span></text:p>
      <text:p text:style-name="P5"><text:soft-page-break/><text:span text:style-name="T1"><text:line-break/><text:tab/><text:tab/></text:span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rsid="00120fa6" officeooo:paragraph-rsid="00163ffa"/>
    </style:style>
    <style:style style:name="MP2" style:family="paragraph" style:parent-style-name="Standard">
      <style:text-properties fo:font-size="8pt" officeooo:rsid="0015e750" officeooo:paragraph-rsid="0015e750" style:font-size-asian="8pt" style:font-size-complex="8pt"/>
    </style:style>
    <style:style style:name="MT1" style:family="text">
      <style:text-properties fo:font-size="16pt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D-002 Divine Annihilation (DA) Game Design Document</text:span></text:p>
      </style:header>
      <style:footer>
        <text:p text:style-name="MP2">© Neverway 2022-02-11, Written by Arthur W. Sheldon AKA Liz Miyun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09:04:01.191899189</meta:creation-date>
    <dc:date>2022-02-11T09:44:45.215221310</dc:date>
    <meta:editing-duration>PT18M8S</meta:editing-duration>
    <meta:editing-cycles>11</meta:editing-cycles>
    <meta:generator>LibreOffice/7.0.4.2$Linux_X86_64 LibreOffice_project/00$Build-2</meta:generator>
    <meta:document-statistic meta:table-count="0" meta:image-count="0" meta:object-count="0" meta:page-count="2" meta:paragraph-count="27" meta:word-count="265" meta:character-count="1813" meta:non-whitespace-character-count="1490"/>
  </office:meta>
</office:document-meta>
</file>